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6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unterste Schicht [mm]</text:p>
          </table:table-cell>
          <table:table-cell office:value-type="string" calcext:value-type="string">
            <text:p>unterste Schicht [Slice]</text:p>
          </table:table-cell>
          <table:table-cell office:value-type="string" calcext:value-type="string">
            <text:p>oberste Schicht (ohne Kerbe) [mm]</text:p>
          </table:table-cell>
          <table:table-cell office:value-type="string" calcext:value-type="string">
            <text:p>oberste Schicht (ohne Kerbe) [Slice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table:formula="of:=[.B2]/[.$B$14]" office:value-type="float" office:value="396" calcext:value-type="float">
            <text:p>396</text:p>
          </table:table-cell>
          <table:table-cell office:value-type="float" office:value="77.55" calcext:value-type="float">
            <text:p>77.55</text:p>
          </table:table-cell>
          <table:table-cell table:formula="of:= [.D2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3]/[.$B$14]" office:value-type="float" office:value="400" calcext:value-type="float">
            <text:p>400</text:p>
          </table:table-cell>
          <table:table-cell office:value-type="float" office:value="77.55" calcext:value-type="float">
            <text:p>77.55</text:p>
          </table:table-cell>
          <table:table-cell table:formula="of:= [.D3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95" calcext:value-type="float">
            <text:p>19.95</text:p>
          </table:table-cell>
          <table:table-cell table:formula="of:=[.B4]/[.$B$14]" office:value-type="float" office:value="399" calcext:value-type="float">
            <text:p>399</text:p>
          </table:table-cell>
          <table:table-cell office:value-type="float" office:value="77.55" calcext:value-type="float">
            <text:p>77.55</text:p>
          </table:table-cell>
          <table:table-cell table:formula="of:= [.D4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5" calcext:value-type="float">
            <text:p>19.05</text:p>
          </table:table-cell>
          <table:table-cell table:formula="of:=[.B5]/[.$B$14]" office:value-type="float" office:value="381" calcext:value-type="float">
            <text:p>381</text:p>
          </table:table-cell>
          <table:table-cell office:value-type="float" office:value="77.55" calcext:value-type="float">
            <text:p>77.55</text:p>
          </table:table-cell>
          <table:table-cell table:formula="of:= [.D5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5" calcext:value-type="float">
            <text:p>19.85</text:p>
          </table:table-cell>
          <table:table-cell table:formula="of:=[.B6]/[.$B$14]" office:value-type="float" office:value="397" calcext:value-type="float">
            <text:p>397</text:p>
          </table:table-cell>
          <table:table-cell office:value-type="float" office:value="77.55" calcext:value-type="float">
            <text:p>77.55</text:p>
          </table:table-cell>
          <table:table-cell table:formula="of:= [.D6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table:formula="of:=[.B7]/[.$B$14]" office:value-type="float" office:value="348" calcext:value-type="float">
            <text:p>348</text:p>
          </table:table-cell>
          <table:table-cell office:value-type="float" office:value="77.55" calcext:value-type="float">
            <text:p>77.55</text:p>
          </table:table-cell>
          <table:table-cell table:formula="of:= [.D7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5" calcext:value-type="float">
            <text:p>18.45</text:p>
          </table:table-cell>
          <table:table-cell table:formula="of:=[.B8]/[.$B$14]" office:value-type="float" office:value="369" calcext:value-type="float">
            <text:p>369</text:p>
          </table:table-cell>
          <table:table-cell office:value-type="float" office:value="77.55" calcext:value-type="float">
            <text:p>77.55</text:p>
          </table:table-cell>
          <table:table-cell table:formula="of:= [.D8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9]/[.$B$14]" office:value-type="float" office:value="0" calcext:value-type="float">
            <text:p>0</text:p>
          </table:table-cell>
          <table:table-cell/>
          <table:table-cell table:formula="of:= [.D9]/[.$B$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table:formula="of:=[.B10]/[.$B$14]" office:value-type="float" office:value="376" calcext:value-type="float">
            <text:p>376</text:p>
          </table:table-cell>
          <table:table-cell office:value-type="float" office:value="77.55" calcext:value-type="float">
            <text:p>77.55</text:p>
          </table:table-cell>
          <table:table-cell table:formula="of:= [.D10]/[.$B$14]" office:value-type="float" office:value="1551" calcext:value-type="float">
            <text:p>155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chichtstärke 0,05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2"/>
          <table:table-cell table:formula="of:=(1170+381)*0.05" office:value-type="float" office:value="77.55" calcext:value-type="float">
            <text:p>77.55</text:p>
          </table:table-cell>
          <table:table-cell table:number-columns-repeated="2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8:19:51.748844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24:04.136157865</meta:creation-date>
    <dc:date>2020-01-20T19:49:27.539275012</dc:date>
    <meta:editing-duration>PT1H21M54S</meta:editing-duration>
    <meta:editing-cycles>5</meta:editing-cycles>
    <meta:generator>LibreOffice/6.0.7.3$Linux_X86_64 LibreOffice_project/00m0$Build-3</meta:generator>
    <meta:document-statistic meta:table-count="1" meta:cell-count="51" meta:object-count="0"/>
  </office:meta>
</office:document-meta>
</file>